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202bcb" officeooo:paragraph-rsid="00202bcb" style:font-weight-asian="bold" style:font-weight-complex="bold"/>
    </style:style>
    <style:style style:name="P2" style:family="paragraph" style:parent-style-name="Standard">
      <style:text-properties officeooo:rsid="001407c0" officeooo:paragraph-rsid="001407c0"/>
    </style:style>
    <style:style style:name="P3" style:family="paragraph" style:parent-style-name="Standard">
      <style:text-properties officeooo:rsid="001407c0" officeooo:paragraph-rsid="001407c0"/>
    </style:style>
    <style:style style:name="P4" style:family="paragraph" style:parent-style-name="Standard">
      <style:text-properties officeooo:rsid="00209bef" officeooo:paragraph-rsid="00209bef"/>
    </style:style>
    <style:style style:name="P5" style:family="paragraph" style:parent-style-name="Standard" style:list-style-name="L1">
      <style:text-properties officeooo:rsid="00209bef" officeooo:paragraph-rsid="00209bef"/>
    </style:style>
    <style:style style:name="P6" style:family="paragraph" style:parent-style-name="Standard" style:list-style-name="L2">
      <style:text-properties officeooo:rsid="00209bef" officeooo:paragraph-rsid="00209bef"/>
    </style:style>
    <style:style style:name="P7" style:family="paragraph" style:parent-style-name="Standard">
      <style:text-properties fo:font-weight="bold" officeooo:rsid="00209bef" officeooo:paragraph-rsid="00209bef" style:font-weight-asian="bold" style:font-weight-complex="bold"/>
    </style:style>
    <style:style style:name="P8" style:family="paragraph" style:parent-style-name="Standard" style:list-style-name="L1">
      <style:text-properties officeooo:paragraph-rsid="00209b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09bef" style:font-weight-asian="normal" style:font-weight-complex="normal"/>
    </style:style>
    <style:style style:name="T3" style:family="text">
      <style:text-properties officeooo:rsid="00209b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<text:span text:style-name="T3">2</text:span>L<text:span text:style-name="T3">3</text:span> German</text:p>
      <text:p text:style-name="P2"/>
      <text:p text:style-name="P7">Possessives (“my”, “mein”/”meine”)</text:p>
      <text:p text:style-name="P7"/>
      <text:list xml:id="list8289262701802571863" text:style-name="L1">
        <text:list-item>
          <text:p text:style-name="P8"><text:span text:style-name="T2">Wie hei</text:span><text:span text:style-name="T1">ß</text:span><text:span text:style-name="T2">t dein Vater?<text:tab/><text:tab/><text:tab/>Mein Vater heißt Larry.</text:span></text:p>
        </text:list-item>
        <text:list-item>
          <text:p text:style-name="P8"><text:span text:style-name="T2">Wie hei</text:span><text:span text:style-name="T1">ß</text:span><text:span text:style-name="T2">t deine Mutter?<text:tab/><text:tab/>Meine Mutter heißt Betty.</text:span></text:p>
        </text:list-item>
        <text:list-item>
          <text:p text:style-name="P8"><text:span text:style-name="T2">Wie hei</text:span><text:span text:style-name="T1">ß</text:span><text:span text:style-name="T2">t dein Großvater?<text:tab/><text:tab/>Mein Großvater heißt George.</text:span></text:p>
        </text:list-item>
        <text:list-item>
          <text:p text:style-name="P8"><text:span text:style-name="T2">Wie hei</text:span><text:span text:style-name="T1">ß</text:span><text:span text:style-name="T2">t deine Großmutter?<text:tab/><text:tab/>Meine Großmutter heißt Martha.</text:span></text:p>
        </text:list-item>
        <text:list-item>
          <text:p text:style-name="P5"><text:span text:style-name="T1">Hast du Geschwister?<text:tab/><text:tab/><text:tab/>Ja, ich habe zwei Geschister.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5"><text:span text:style-name="T1"><text:s text:c="5"/>/ Nein, ich habe keine Geschwister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"><text:span text:style-name="T1">Wie heißen sie?<text:tab/><text:tab/><text:tab/>Mein Bruder heißt Steve und mein Schwester heißt <text:tab/><text:tab/><text:tab/><text:tab/><text:tab/>Sally.</text:span></text:p>
        </text:list-item>
        <text:list-item>
          <text:p text:style-name="P5"><text:span text:style-name="T1">Wie heißt dein Onkel?<text:tab/><text:tab/>Mein Onkel heißt Dennis.</text:span></text:p>
        </text:list-item>
        <text:list-item>
          <text:p text:style-name="P5"><text:span text:style-name="T1">Wie heißt deine Tante?<text:tab/><text:tab/>Meine Tante heißt Susan.</text:span></text:p>
        </text:list-item>
      </text:list>
      <text:p text:style-name="P7">..</text:p>
      <text:p text:style-name="P2"/>
      <text:p text:style-name="P7">Using “Kein” (No someone/something)</text:p>
      <text:p text:style-name="P4"/>
      <text:list xml:id="list5555520932171041758" text:style-name="L2">
        <text:list-item>
          <text:p text:style-name="P6">Hast du eine Schwester?<text:tab/><text:tab/>Nein, ich habe keine Schwester.</text:p>
        </text:list-item>
        <text:list-item>
          <text:p text:style-name="P6">Hast du einen Bruder?<text:tab/><text:tab/>Nein, ich habe keinen Bruder.</text:p>
        </text:list-item>
        <text:list-item>
          <text:p text:style-name="P6">Hast du einen Onkel?<text:tab/><text:tab/><text:tab/>Nein, ich habe keinen Onkel.</text:p>
        </text:list-item>
        <text:list-item>
          <text:p text:style-name="P6">Hast du eine Tante?<text:tab/><text:tab/><text:tab/>Nein, ich habe keine Tante.</text:p>
        </text:list-item>
        <text:list-item>
          <text:p text:style-name="P6">Hast du eine Kusine?<text:tab/><text:tab/><text:tab/>Nein, ich habe keine Kusine.</text:p>
        </text:list-item>
        <text:list-item>
          <text:p text:style-name="P6">Hast du einen Gro<text:span text:style-name="T1">ßvater?<text:tab/><text:tab/>Nein, ich habe keinen Großvater.</text:span></text:p>
        </text:list-item>
      </text:list>
      <text:p text:style-name="P4"/>
      <text:p text:style-name="P7">..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2:42:02.791648640</meta:creation-date>
    <dc:date>2016-03-21T15:52:44.181824628</dc:date>
    <meta:editing-duration>PT59M49S</meta:editing-duration>
    <meta:editing-cycles>12</meta:editing-cycles>
    <meta:generator>LibreOffice/4.4.7.2$Linux_X86_64 LibreOffice_project/40$Build-2</meta:generator>
    <meta:document-statistic meta:table-count="0" meta:image-count="0" meta:object-count="0" meta:page-count="1" meta:paragraph-count="20" meta:word-count="153" meta:character-count="905" meta:non-whitespace-character-count="756"/>
  </office:meta>
</office:document-meta>
</file>